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outline1">
      <style:graphic-properties draw:textarea-horizontal-align="center" draw:textarea-vertical-align="middle"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  <style:text-properties fo:font-size="48pt" style:font-size-asian="24pt" style:font-size-complex="24pt"/>
    </style:style>
    <style:style style:name="P3" style:family="paragraph">
      <style:paragraph-properties fo:text-align="center"/>
      <style:text-properties fo:font-size="48pt" style:font-size-asian="24pt" style:font-size-complex="24pt"/>
    </style:style>
    <style:style style:name="T1" style:family="text">
      <style:text-properties fo:color="#72bf44" fo:font-size="32pt" style:font-size-asian="24pt" style:font-size-complex="2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Heliallika tüübi tuvastamine</text:p>
          </draw:text-box>
        </draw:frame>
        <draw:frame presentation:style-name="pr2" draw:layer="layout" svg:width="25.199cm" svg:height="5.826cm" svg:x="1.401cm" svg:y="11.267cm" presentation:class="outline" presentation:user-transformed="true">
          <draw:text-box>
            <text:list text:style-name="L2">
              <text:list-header>
                <text:p>Margo Sall</text:p>
                <text:p>Kaido Siim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äidetud ülesand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õrdluse algoritmi optimeerimine (kiirem)</text:p>
              </text:list-item>
              <text:list-item>
                <text:p>Signaali parandamise realisatsioon (ei andnud märgatavat tulemust)</text:p>
              </text:list-item>
              <text:list-item>
                <text:p>Lähteülesanded täidetu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>Lähteülesande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) ESP-IDF/ADF kasutamine koos Arduino platvormiga <text:span text:style-name="T1">✔</text:span></text:p>
              </text:list-item>
              <text:list-item>
                <text:p><text:span text:style-name="T2">2) Heli kuulamine/salvestus mikrofonidest ja line-in pordist </text:span><text:span text:style-name="T1">✔</text:span></text:p>
              </text:list-item>
              <text:list-item>
                <text:p><text:span text:style-name="T2">3) SD-kaardilt helifaili lugemine </text:span><text:span text:style-name="T1">✔</text:span> </text:p>
              </text:list-item>
              <text:list-item>
                <text:p><text:span text:style-name="T2">4) Heli analüüsimine (FFT, Korrelatsioon, Faasi tuvastus ning sobitamine, Heli filtreerimine) </text:span><text:span text:style-name="T1">✔</text:span></text:p>
              </text:list-item>
              <text:list-item>
                <text:p><text:span text:style-name="T2">5) Tuvastada vähemalt kolme etteantud heli </text:span><text:span text:style-name="T1">✔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>Üldine projekti kava</text:p>
          </draw:text-box>
        </draw:frame>
        <draw:frame presentation:style-name="pr8" draw:layer="layout" svg:width="25.199cm" svg:height="12.179cm" svg:x="1.401cm" svg:y="3.2cm" presentation:class="outline" presentation:user-transformed="true">
          <draw:text-box>
            <text:list text:style-name="L2">
              <text:list-item>
                <text:p>1-2. Planeerimine/tellimine</text:p>
              </text:list-item>
              <text:list-item>
                <text:p>3-4. IDF/ADF integreerimine</text:p>
              </text:list-item>
              <text:list-item>
                <text:p>5-6. Riistvara testimine, signaali kuvamine</text:p>
              </text:list-item>
              <text:list-item>
                <text:p>7-8. Siluri ülesseadmine, salvestus vigade silu</text:p>
              </text:list-item>
              <text:list-item>
                <text:p>9-10. „Sõrmejälgede” salvestamine, filtreerimine</text:p>
              </text:list-item>
              <text:list-item>
                <text:p><text:span text:style-name="T3">11-12. Faasi tuvastus, korrelatsioon</text:span></text:p>
              </text:list-item>
              <text:list-item>
                <text:p><text:span text:style-name="T3">13-14. Teekide ning „sõrmejälje” täiendamine</text:span></text:p>
              </text:list-item>
              <text:list-item>
                <text:p><text:span text:style-name="T4">15-16. Viimane kohendamine ja lõp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9">
        <draw:frame presentation:style-name="pr8" draw:text-style-name="P3" draw:layer="layout" svg:width="24.6cm" svg:height="2.686cm" svg:x="1.5cm" svg:y="9.614cm" presentation:class="outline" presentation:user-transformed="true">
          <draw:text-box>
            <text:p text:style-name="P2"><text:span text:style-name="T5">Täname kuulamas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09:30:50.069119636</meta:creation-date>
    <meta:editing-duration>PT39M58S</meta:editing-duration>
    <meta:editing-cycles>18</meta:editing-cycles>
    <meta:generator>LibreOffice/6.0.7.3$Linux_X86_64 LibreOffice_project/00m0$Build-3</meta:generator>
    <dc:title>Blue Curve</dc:title>
    <dc:date>2019-12-16T23:07:09.656377718</dc:date>
    <meta:document-statistic meta:object-count="54"/>
  </office:meta>
</office:document-meta>
</file>